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9-2014</text:p>
      <text:p text:style-name="P44"><text:span text:style-name="T5">Maturín, </text:span><text:span text:style-name="Fuente_20_de_20_párrafo_20_predeter."><text:span text:style-name="T3">03</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2-2014</text:span><text:span text:style-name="T14"> </text:span><text:span text:style-name="T8">DE FECHA 25-06-2014</text:span></text:p>
      <text:p text:style-name="P36"/>
      <text:p text:style-name="P29"><text:span text:style-name="T8">OBJETO: </text:span><text:span text:style-name="T9">Adquisición de materiales de oficina, para uso exclusivo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LIBRERIA EL NACIONAL,C.A<text:line-break/>- Oferta "B": LIBRERIA Y PAPELERIA AVANCE MATURIN,C.A<text:line-break/>- Oferta "C": MULTISERVICIOS LA MARCA,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LIBRERIA EL NACIONAL,C.A</text:span></text:p>
          </table:table-cell>
          <table:table-cell table:style-name="Tabla3.A3" office:value-type="string">
            <text:p text:style-name="P49">Oferta mas Economica<text:line-break/><text:line-break/>Monto oferta "A"</text:p>
          </table:table-cell>
          <table:table-cell table:style-name="Tabla3.A3" office:value-type="string">
            <text:p text:style-name="P49">229.712,16<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LIBRERIA Y PAPELERIA AVANCE MATURIN,C.A</text:span></text:p>
          </table:table-cell>
          <table:table-cell table:style-name="Tabla3.A3" office:value-type="string">
            <text:p text:style-name="P49">Oferta mas Economica<text:line-break/><text:line-break/>Monto oferta "B"</text:p>
          </table:table-cell>
          <table:table-cell table:style-name="Tabla3.A3" office:value-type="string">
            <text:p text:style-name="P49">229.712,16<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MULTISERVICIOS LA MARCA,C.A</text:span></text:p>
          </table:table-cell>
          <table:table-cell table:style-name="Tabla3.A3" office:value-type="string">
            <text:p text:style-name="P49">Oferta mas Economica<text:line-break/><text:line-break/>Monto oferta "C"</text:p>
          </table:table-cell>
          <table:table-cell table:style-name="Tabla3.A3" office:value-type="string">
            <text:p text:style-name="P49">229.712,16<text:line-break/><text:line-break/><text:line-break/>229.712,16</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LIBRERIA EL NACIONAL,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LIBRERIA Y PAPELERIA AVANCE MATURI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MULTISERVICIOS LA MARCA,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MULTISERVICIOS LA MARCA, C.A., LIBRERÍA EL NACIONAL,C.A., LIBRERÍA Y PAPELERÍA AVANCE MATURÍN C.A.,,quienes cuentan con reconocida experiencia en todo lo relacionado con el ramo, de las cuales solo MULTISERVICIOS LA MARCA, C.A., presento oferta, de igual manera se efectuó la revisión y análisis de la documentación contenida en el expediente administrativo, a la luz de la normativa legal vigente, la empresa oferente cumple con las especificaciones técnicas establecidas en las invitaciones, ofreciendo calidad de servicio y tiempo de respuesta.  Es preciso señalar que una vez realizado el estudio financiero en cuanto a los precios ofertados en los renglones Nros 1, 2, 3, 4, 6, 17, 22, 25, y 26 se encuentran por debajo del promedio analizado en el presupuesto base razón por la cual ésta Unidad Contratante, tomando en consideración lo dispuesto en el Articulo 101 del Reglamento de la Ley de Contrataciones Públicas Vigente y contemplado en el Pliego de Condiciones que forma parte de las Invitaciones vinculadas con el procedimiento objeto de evaluación,  decide incrementar  en atención a que existe disponibilidad presupuestaria, los referidos Renglones en las cantidades que se señalan a continuación se detallan:<text:line-break/><text:line-break/>RENGLÓN     DESCRIPCIÓN             CANT. ORIGINAL     INCREMENTO   CANT. FINAL<text:line-break/><text:line-break/>        1          Carpeta Marrón Carta            150                        150                       300<text:line-break/>        2         Carpeta Marrón Oficio             150                         50                        200<text:line-break/>        3         Cartulina Opalina Carta              3                          17                         20<text:line-break/>        4         Archicomodos                            30                        120                       150<text:line-break/>        6         Papel Bond Carta                       5                           13                         18<text:line-break/>       17       Sobre Manila Oficio                  100                         100                       200<text:line-break/>       22       Carpeta Lomo Ancho Carta        30                        120                       150<text:line-break/>       25       Cuadernos                                  12                          18                         30<text:line-break/>       26       Separadores                               40                        110                       150<text:line-break/><text:line-break/><text:line-break/><text:line-break/></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MULTISERVICIOS LA MARCA, C.A., califica como ganadora en el presente procedimiento de selección de contratistas, por ofrecer la una oferta económica acorde con lo solicitado  acompañado de excelente calidad en los productos ofertado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2-2014 para la Adquisición de materiales de oficina, para uso exclusivo de éste Órgano de Control Fiscal., a la empresa MULTISERVICIOS LA MARCA, C.A., Rif J-31309951-1 por un monto de DOSCIENTOS VEINTINUEVE MIL SETECIENTOS DOCE CON DIECISEIS CÉNTIMOS (Bs 229.712,16), incluyendo IVA, para los renglones y cantidades  requerida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